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ClientPoolSupport.connect( SocketClient cli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cketClientPoolSuppor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cketClientPoolSuppor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returnClient( Socket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borrow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etClientPoolSuppor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LocalAddress( In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mak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setPool( ObjectPool p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ClientPoolSupport.pass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cketClientPoolSupport.valid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Address( Inet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act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cketClientPoolSupport.setLocalPort(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disconnect( Socket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destroy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